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0b1" officeooo:paragraph-rsid="000a90b1"/>
    </style:style>
    <style:style style:name="P2" style:family="paragraph" style:parent-style-name="Standard">
      <style:paragraph-properties fo:text-align="center" style:justify-single-word="false"/>
      <style:text-properties officeooo:rsid="000a90b1" officeooo:paragraph-rsid="000a9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Diário</text:p>
      <text:p text:style-name="P1">Andréa Fontes</text:p>
      <text:p text:style-name="P1"><text:s text:c="2"/></text:p>
      <text:p text:style-name="P1">exibições</text:p>
      <text:p text:style-name="P1">33.177</text:p>
      <text:p text:style-name="P1">Deus olhou do céu e viu você em meio à multidão</text:p>
      <text:p text:style-name="P1">Se sentindo tão sozinho e ferido o coração</text:p>
      <text:p text:style-name="P1">E com lágrimas nos olhos, então fez o seu pedido</text:p>
      <text:p text:style-name="P1">Sem qualquer murmuração.</text:p>
      <text:p text:style-name="P1">Oh, meu Senhor, fale comigo</text:p>
      <text:p text:style-name="P1">Então Deus agiu depressa, quando viu seu coração</text:p>
      <text:p text:style-name="P1">Que permaneceu fiel, em meio à tribulação</text:p>
      <text:p text:style-name="P1"/>
      <text:p text:style-name="P1">A lágrima para Deus foi o vocabulário</text:p>
      <text:p text:style-name="P1">Que Ele interpretou sem usar dicionário</text:p>
      <text:p text:style-name="P1">Seu pedido escreveu no seu diário</text:p>
      <text:p text:style-name="P1">E o dia da resposta está no calendário (2x)</text:p>
      <text:p text:style-name="P1"/>
      <text:p text:style-name="P1">É hoje, É hoje, É hoje, É hoje que Deus vai fazer</text:p>
      <text:p text:style-name="P1">É hoje, É hoje, É hoje, É hoje que vai operar</text:p>
      <text:p text:style-name="P1">Pois em meio à guerra permaneceu fiel</text:p>
      <text:p text:style-name="P1">E a sua adoração abriu a porta do céu</text:p>
      <text:p text:style-name="P1">Pois você é um ungido, é escolhido e protegido</text:p>
      <text:p text:style-name="P1">E a sua lágrima moveu o coração de Deus</text:p>
      <text:p text:style-name="P1">Então Deus agiu depressa, quando viu seu coração</text:p>
      <text:p text:style-name="P1">Que permaneceu fiel, em meio à tribulação</text:p>
      <text:p text:style-name="P1"/>
      <text:p text:style-name="P1">A lágrima para Deus foi o vocabulário</text:p>
      <text:p text:style-name="P1">Que Ele interpretou sem usar dicionário</text:p>
      <text:p text:style-name="P1">Seu pedido escreveu no seu diário</text:p>
      <text:p text:style-name="P1">E o dia da resposta está no calendário (2x)</text:p>
      <text:p text:style-name="P1">É hoje, É hoje, É hoje, É hoje</text:p>
      <text:p text:style-name="P1">Pois em meio à guerra permaneceu fiel</text:p>
      <text:p text:style-name="P1">E a sua adoração abriu a porta do céu</text:p>
      <text:p text:style-name="P1">Pois você é um ungido, é escolhido e protegido</text:p>
      <text:p text:style-name="P1">(E a sua lágrima moveu o coração de Deus) (2x)</text:p>
      <text:p text:style-name="P1">Add a playlist</text:p>
      <text:p text:style-name="P1">Tamanho</text:p>
      <text:p text:style-name="P1">A</text:p>
      <text:p text:style-name="P1">A</text:p>
      <text:p text:style-name="P1">Cifra</text:p>
      <text:p text:style-name="P1">Imprimir</text:p>
      <text:p text:style-name="P1">Corrig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5:13:30.650626623</meta:creation-date>
    <meta:print-date>2016-08-03T15:15:54.079563169</meta:print-date>
    <dc:date>2016-08-03T15:17:16.573953083</dc:date>
    <meta:editing-duration>PT3M46S</meta:editing-duration>
    <meta:editing-cycles>1</meta:editing-cycles>
    <meta:document-statistic meta:table-count="0" meta:image-count="0" meta:object-count="0" meta:page-count="1" meta:paragraph-count="40" meta:word-count="238" meta:character-count="1201" meta:non-whitespace-character-count="1000"/>
    <meta:generator>LibreOffice/5.1.4.2$Linux_X86_64 LibreOffice_project/10m0$Build-2</meta:generator>
  </office:meta>
</office:document-meta>
</file>